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c03d9" officeooo:paragraph-rsid="001c03d9"/>
    </style:style>
    <style:style style:name="P2" style:family="paragraph" style:parent-style-name="Heading_20_1">
      <style:text-properties officeooo:rsid="001c03d9" officeooo:paragraph-rsid="001c0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harging bot Usage</text:h>
      <text:h text:style-name="P1" text:outline-level="2">Launching a Simulated Paring Lot </text:h>
      <text:h text:style-name="P1" text:outline-level="2">AutoSLAM by explor-lite </text:h>
      <text:h text:style-name="P1" text:outline-level="2">Way-point Navigation</text:h>
      <text:h text:style-name="P1" text:outline-level="2">Car Detection and Recognition</text:h>
      <text:h text:style-name="P1" text:outline-level="2">Camera-Lida Calibration and Registr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8:04.724490811</meta:creation-date>
    <dc:date>2019-12-01T11:22:56.928166334</dc:date>
    <meta:editing-duration>PT4M52S</meta:editing-duration>
    <meta:editing-cycles>1</meta:editing-cycles>
    <meta:document-statistic meta:table-count="0" meta:image-count="0" meta:object-count="0" meta:page-count="1" meta:paragraph-count="6" meta:word-count="21" meta:character-count="164" meta:non-whitespace-character-count="147"/>
    <meta:generator>LibreOffice/5.1.6.2$Linux_X86_64 LibreOffice_project/10m0$Build-2</meta:generator>
  </office:meta>
</office:document-meta>
</file>